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200000070000088B000038E8F047CF24.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Section">
      <style:text-properties fo:font-weight="bold" style:font-weight-asian="bold" style:font-weight-complex="bold"/>
    </style:style>
    <style:style style:name="P4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9"/>
    <style:style style:name="P71" style:family="paragraph" style:parent-style-name="Text_20_body" style:list-style-name="L9"/>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0"/>
    <style:style style:name="P82" style:family="paragraph" style:parent-style-name="Text_20_body" style:list-style-name="L10"/>
    <style:style style:name="P83" style:family="paragraph" style:parent-style-name="Text_20_body" style:list-style-name="L10"/>
    <style:style style:name="P84" style:family="paragraph" style:parent-style-name="Text_20_body" style:list-style-name="L10"/>
    <style:style style:name="P85" style:family="paragraph" style:parent-style-name="Text_20_body" style:list-style-name="L10"/>
    <style:style style:name="P86" style:family="paragraph" style:parent-style-name="Text_20_body" style:list-style-name="L10"/>
    <style:style style:name="P87" style:family="paragraph" style:parent-style-name="Text_20_body" style:list-style-name="L10"/>
    <style:style style:name="P88" style:family="paragraph" style:parent-style-name="Text_20_body" style:list-style-name="L10"/>
    <style:style style:name="P89" style:family="paragraph" style:parent-style-name="Text_20_body" style:list-style-name="L10"/>
    <style:style style:name="P90" style:family="paragraph" style:parent-style-name="Text_20_body" style:list-style-name="L10"/>
    <style:style style:name="P91" style:family="paragraph" style:parent-style-name="Text_20_body" style:list-style-name="L10"/>
    <style:style style:name="P92" style:family="paragraph" style:parent-style-name="Text_20_body" style:list-style-name="L10"/>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0"/>
    <style:style style:name="P96" style:family="paragraph" style:parent-style-name="Text_20_body" style:list-style-name="L10"/>
    <style:style style:name="P97" style:family="paragraph" style:parent-style-name="Text_20_body" style:list-style-name="L10"/>
    <style:style style:name="P98" style:family="paragraph" style:parent-style-name="Text_20_body" style:list-style-name="L10"/>
    <style:style style:name="P99" style:family="paragraph" style:parent-style-name="Text_20_body" style:list-style-name="L10"/>
    <style:style style:name="P100" style:family="paragraph" style:parent-style-name="Text_20_body" style:list-style-name="L10"/>
    <style:style style:name="P101" style:family="paragraph" style:parent-style-name="Text_20_body" style:list-style-name="L10"/>
    <style:style style:name="P102" style:family="paragraph" style:parent-style-name="Text_20_body" style:list-style-name="L10"/>
    <style:style style:name="P103" style:family="paragraph" style:parent-style-name="Text_20_body" style:list-style-name="L10"/>
    <style:style style:name="P104" style:family="paragraph" style:parent-style-name="Text_20_body" style:list-style-name="L10"/>
    <style:style style:name="P105" style:family="paragraph" style:parent-style-name="Text_20_body" style:list-style-name="L10"/>
    <style:style style:name="P106" style:family="paragraph" style:parent-style-name="Text_20_body" style:list-style-name="L10"/>
    <style:style style:name="P107" style:family="paragraph" style:parent-style-name="Text_20_body" style:list-style-name="L10"/>
    <style:style style:name="P108" style:family="paragraph" style:parent-style-name="Text_20_body" style:list-style-name="L10"/>
    <style:style style:name="P109" style:family="paragraph" style:parent-style-name="Text_20_body" style:list-style-name="L10"/>
    <style:style style:name="P11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11" style:family="paragraph" style:parent-style-name="Section" style:list-style-name="L7"/>
    <style:style style:name="P112" style:family="paragraph" style:parent-style-name="Section" style:list-style-name="L7"/>
    <style:style style:name="P113" style:family="paragraph" style:parent-style-name="Section" style:list-style-name="L7"/>
    <style:style style:name="P114" style:family="paragraph" style:parent-style-name="Section" style:list-style-name="L7"/>
    <style:style style:name="P115" style:family="paragraph" style:parent-style-name="Section" style:list-style-name="L8"/>
    <style:style style:name="P116" style:family="paragraph" style:parent-style-name="Section" style:list-style-name="L8"/>
    <style:style style:name="P117" style:family="paragraph" style:parent-style-name="Section" style:list-style-name="L8"/>
    <style:style style:name="P118" style:family="paragraph" style:parent-style-name="Section" style:list-style-name="L1">
      <style:paragraph-properties fo:padding="0cm" fo:border="none"/>
      <style:text-properties fo:font-weight="normal" style:font-weight-asian="normal" style:font-weight-complex="normal"/>
    </style:style>
    <style:style style:name="P119" style:family="paragraph" style:parent-style-name="Section" style:list-style-name="L1">
      <style:paragraph-properties fo:padding="0cm" fo:border="none"/>
      <style:text-properties fo:font-weight="normal" style:font-weight-asian="normal" style:font-weight-complex="normal"/>
    </style:style>
    <style:style style:name="P120" style:family="paragraph" style:parent-style-name="Section" style:list-style-name="L1">
      <style:paragraph-properties fo:padding="0cm" fo:border="none"/>
      <style:text-properties fo:font-weight="normal" style:font-weight-asian="normal" style:font-weight-complex="normal"/>
    </style:style>
    <style:style style:name="P121" style:family="paragraph" style:parent-style-name="Section" style:list-style-name="L1">
      <style:paragraph-properties fo:padding="0cm" fo:border="none"/>
      <style:text-properties fo:font-weight="normal" style:font-weight-asian="normal" style:font-weight-complex="normal"/>
    </style:style>
    <style:style style:name="P122" style:family="paragraph" style:parent-style-name="Section" style:list-style-name="L3">
      <style:paragraph-properties fo:padding="0cm" fo:border="none"/>
    </style:style>
    <style:style style:name="P123" style:family="paragraph" style:parent-style-name="Section" style:list-style-name="L3">
      <style:paragraph-properties fo:padding="0cm" fo:border="none"/>
    </style:style>
    <style:style style:name="P124" style:family="paragraph" style:parent-style-name="Section" style:list-style-name="L3">
      <style:paragraph-properties fo:padding="0cm" fo:border="none"/>
    </style:style>
    <style:style style:name="P125" style:family="paragraph" style:parent-style-name="Section" style:list-style-name="L3">
      <style:paragraph-properties fo:padding="0cm" fo:border="none"/>
    </style:style>
    <style:style style:name="P126" style:family="paragraph" style:parent-style-name="Section" style:list-style-name="L3">
      <style:paragraph-properties fo:padding="0cm" fo:border="none"/>
    </style:style>
    <style:style style:name="P127" style:family="paragraph" style:parent-style-name="Section" style:list-style-name="L3">
      <style:paragraph-properties fo:padding="0cm" fo:border="none"/>
    </style:style>
    <style:style style:name="P128" style:family="paragraph" style:parent-style-name="Section" style:list-style-name="L3">
      <style:paragraph-properties fo:padding="0cm" fo:border="none"/>
    </style:style>
    <style:style style:name="P129" style:family="paragraph" style:parent-style-name="Section" style:list-style-name="L3">
      <style:paragraph-properties fo:padding="0cm" fo:border="none"/>
    </style:style>
    <style:style style:name="P130" style:family="paragraph" style:parent-style-name="Section" style:list-style-name="L3">
      <style:paragraph-properties fo:padding="0cm" fo:border="none"/>
    </style:style>
    <style:style style:name="P131" style:family="paragraph" style:parent-style-name="Section" style:list-style-name="L4">
      <style:paragraph-properties fo:padding="0cm" fo:border="none"/>
    </style:style>
    <style:style style:name="P132" style:family="paragraph" style:parent-style-name="Section" style:list-style-name="L4">
      <style:paragraph-properties fo:padding="0cm" fo:border="none"/>
    </style:style>
    <style:style style:name="P133" style:family="paragraph" style:parent-style-name="Section" style:list-style-name="L4">
      <style:paragraph-properties fo:padding="0cm" fo:border="none"/>
    </style:style>
    <style:style style:name="P134" style:family="paragraph" style:parent-style-name="Section" style:list-style-name="L5">
      <style:paragraph-properties fo:padding="0cm" fo:border="none"/>
    </style:style>
    <style:style style:name="P135" style:family="paragraph" style:parent-style-name="Section" style:master-page-name="First_20_Page">
      <style:paragraph-properties style:page-number="1" fo:break-before="auto" fo:break-after="auto" fo:padding="0cm" fo:border="none"/>
    </style:style>
    <style:style style:name="P136" style:family="paragraph" style:parent-style-name="Section" style:list-style-name="L2">
      <style:paragraph-properties fo:padding="0.049cm" fo:border="0.002cm solid #000000"/>
    </style:style>
    <style:style style:name="P137" style:family="paragraph" style:parent-style-name="Section" style:list-style-name="L2">
      <style:paragraph-properties fo:padding="0.049cm" fo:border="0.002cm solid #000000"/>
    </style:style>
    <style:style style:name="P138" style:family="paragraph" style:parent-style-name="Section" style:list-style-name="L2">
      <style:paragraph-properties fo:padding="0.049cm" fo:border="0.002cm solid #000000"/>
    </style:style>
    <style:style style:name="P139" style:family="paragraph" style:parent-style-name="Section" style:master-page-name="">
      <style:paragraph-properties fo:keep-with-next="always"/>
    </style:style>
    <style:style style:name="P140" style:family="paragraph" style:parent-style-name="Section" style:master-page-name="">
      <style:paragraph-properties fo:padding="0cm" fo:border="none" fo:keep-with-next="always"/>
    </style:style>
    <style:style style:name="P1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42" style:family="paragraph" style:parent-style-name="Standard">
      <style:paragraph-properties fo:padding="0cm" fo:border="none"/>
    </style:style>
    <style:style style:name="P143" style:family="paragraph" style:parent-style-name="Heading_20_1" style:master-page-name="">
      <style:paragraph-properties fo:keep-together="always" fo:break-before="page"/>
    </style:style>
    <style:style style:name="P144" style:family="paragraph">
      <style:paragraph-properties fo:text-align="start"/>
      <style:text-properties fo:font-size="10pt"/>
    </style:style>
    <style:style style:name="P145" style:family="paragraph">
      <style:paragraph-properties fo:text-align="start"/>
    </style:style>
    <style:style style:name="P146" style:family="paragraph">
      <style:paragraph-properties fo:text-align="center"/>
    </style:style>
    <style:style style:name="P147" style:family="paragraph">
      <style:paragraph-properties fo:text-align="center"/>
      <style:text-properties fo:color="#ffffff" fo:font-size="14pt" fo:font-weight="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fo:color="#ffffff" fo:font-size="14pt" fo:font-weight="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draw:fill="solid"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118">Adding UI-Elements to your specification</text:p>
          </text:list-item>
          <text:list-item>
            <text:p text:style-name="P118">Delete whole UI-Elemt descriptions</text:p>
          </text:list-item>
          <text:list-item>
            <text:p text:style-name="P118">Hide or show field shadings</text:p>
          </text:list-item>
          <text:list-item>
            <text:p text:style-name="P118">Switch Document Help ON or OFF</text:p>
          </text:list-item>
        </text:list>
      </text:section>
      <text:p text:style-name="P135"/>
      <text:p text:style-name="Software_20_Specification_20_Document">Software Specification Document</text:p>
      <text:p text:style-name="Standard"/>
      <text:p text:style-name="P13">OpenOffice.org</text:p>
      <text:p text:style-name="P14">New Tree Control in IDE</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ul 2,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144" svg:width="4.248cm" svg:height="0.503cm" draw:control="control1"/></text:p>
            <text:section text:style-name="Sect1" text:name="Status" text:display="none">
              <text:list text:style-name="L2">
                <text:list-item>
                  <text:p text:style-name="P136"><text:span text:style-name="T10">PRELIMINARY</text:span><text:line-break/>status is the initial conception of a specification.</text:p>
                </text:list-item>
                <text:list-item>
                  <text:p text:style-name="P136"><text:span text:style-name="T10">STANDARD</text:span><text:line-break/>A specification with status Standard is considered to be stable and has the approval of the i-Team.</text:p>
                </text:list-item>
                <text:list-item>
                  <text:p text:style-name="P13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OOo Dialog Editor gets support for a new tree control which hasn't been available before.</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Bregas</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obias Krause<text:line-break/>Andreas Bregas</text:p>
          </table:table-cell>
          <table:table-cell table:style-name="Table3.C2" office:value-type="string">
            <text:p text:style-name="Table_20_Contents">tobias.krause@sun.com<text:line-break/>andreas.brega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Joerg Skottke</text:p>
          </table:table-cell>
          <table:table-cell table:style-name="Table3.C2" office:value-type="string">
            <text:p text:style-name="Table_20_Contents">joerg.skottke@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10"><text:tab/>Abstract<text:tab/>1</text:p>
          <text:p text:style-name="P110"><text:tab/>i-Team Members<text:tab/>1</text:p>
          <text:p text:style-name="P110"><text:tab/>References and Reference Documents<text:tab/>3</text:p>
          <text:p text:style-name="P110"><text:tab/>Acronyms and Abbreviations<text:tab/>3</text:p>
          <text:p text:style-name="P51"><text:span text:style-name="Table-Of-Contents-Number">1</text:span><text:tab/><text:a xlink:type="simple" xlink:href="#1.Detailed Specification|outline">Detailed Specification<text:tab/>4</text:a></text:p>
          <text:p text:style-name="P141"><text:span text:style-name="Table-Of--Contents-Number-Normal">1.1</text:span><text:tab/><text:a xlink:type="simple" xlink:href="#1.1.Tools Tools Bar|outline">Tools Tools Bar<text:tab/>4</text:a></text:p>
          <text:p text:style-name="P141"><text:span text:style-name="Table-Of--Contents-Number-Normal">1.2</text:span><text:tab/><text:a xlink:type="simple" xlink:href="#1.2.Tree Control Properties|outline">Tree Control Properties<text:tab/>4</text:a></text:p>
          <text:p text:style-name="P141"><text:span text:style-name="Table-Of--Contents-Number-Normal">1.3</text:span><text:tab/><text:a xlink:type="simple" xlink:href="#1.3.Tree Control Properties|outline">Tree Control Properties<text:tab/>5</text:a></text:p>
          <text:p text:style-name="P51"><text:span text:style-name="Table-Of-Contents-Number">2</text:span><text:tab/><text:a xlink:type="simple" xlink:href="#2.Migration|outline">Migration<text:tab/>6</text:a></text:p>
          <text:p text:style-name="P51"><text:span text:style-name="Table-Of-Contents-Number">3</text:span><text:tab/><text:a xlink:type="simple" xlink:href="#3.Configuration|outline">Configuration<text:tab/>6</text:a></text:p>
          <text:p text:style-name="P51"><text:span text:style-name="Table-Of-Contents-Number">4</text:span><text:tab/><text:a xlink:type="simple" xlink:href="#4.File Format|outline">File Format<text:tab/>6</text:a></text:p>
          <text:p text:style-name="P51"><text:span text:style-name="Table-Of-Contents-Number">5</text:span><text:tab/><text:a xlink:type="simple" xlink:href="#5.Open Issues|outline">Open Issues<text:tab/>6</text:a></text:p>
          <text:p text:style-name="P110"><text:tab/>Document Change History<text:tab/>7</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14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146"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145" svg:width="2.601cm" svg:height="0.451cm" draw:control="control7"/></text:p>
          </table:table-cell>
          <table:table-cell table:style-name="Table12.C2" office:value-type="string">
            <text:p text:style-name="Table_20_Contents">i78846</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145"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14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46" svg:width="0.421cm" svg:height="0.371cm"><text:p/></draw:rect>IDL Specification</text:p>
          </table:table-cell>
          <table:table-cell table:style-name="Table12.B2" office:value-type="string">
            <text:p text:style-name="P16"><draw:control text:anchor-type="as-char" draw:z-index="7" draw:style-name="gr2" draw:text-style-name="P14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46"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14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143" text:outline-level="1">Detailed Specification</text:h>
      <text:h text:style-name="Heading_20_2" text:outline-level="2">Tools Tools Bar</text:h>
      <text:p text:style-name="P4">The Tools tool bar gets extended by a new button to insert a tree control. This new button replaces the Translation button, which move to the top right of the tool bar (see illustration below).</text:p>
      <text:p text:style-name="P4"/>
      <text:p text:style-name="P4"><draw:frame draw:style-name="fr1" draw:name="Frame2" text:anchor-type="as-char" svg:y="-12.261cm" svg:width="5.122cm" draw:z-index="14"><draw:text-box fo:min-height="11.917cm"><text:p text:style-name="Illustration"><draw:circle text:anchor-type="paragraph" draw:z-index="15" draw:style-name="gr4" draw:text-style-name="P147" svg:width="1.112cm" svg:height="1.112cm" svg:x="1.566cm" svg:y="9.534cm"><text:p text:style-name="P146"><text:span text:style-name="T23">1</text:span></text:p></draw:circle><draw:circle text:anchor-type="paragraph" draw:z-index="16" draw:style-name="gr4" draw:text-style-name="P147" svg:width="1.112cm" svg:height="1.112cm" svg:x="1.566cm" svg:y="0.499cm"><text:p text:style-name="P146"><text:span text:style-name="T23">2</text:span></text:p></draw:circle><draw:frame draw:style-name="fr4" draw:name="graphics4" text:anchor-type="as-char" svg:y="-9.266cm" svg:width="1.568cm" svg:height="10.435cm" draw:z-index="17"><draw:image xlink:href="Pictures/200000070000088B000038E8F047CF24.svm" xlink:type="simple" xlink:show="embed" xlink:actuate="onLoad"/></draw:frame></text:p><text:p text:style-name="Illustration">Illustration <text:sequence text:ref-name="refIllustration0" text:name="Illustration" text:formula="ooow:Illustration+1" style:num-format="1">1</text:sequence>: New Tree Control (see #1) in Tools Toolbar. The Translation icon moves to the top of the toolbar (see #2).</text:p></draw:text-box></draw:frame></text:p>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44">“Tree Control” #1 - Button Properties</text:p>
              </text:list-item>
            </text:list>
          </table:table-cell>
          <table:covered-table-cell/>
          <table:table-cell table:style-name="Table16.A1" office:value-type="string">
            <text:p text:style-name="P29">Comment</text:p>
          </table:table-cell>
        </table:table-row>
        <table:table-row>
          <table:table-cell table:style-name="Table16.A2" office:value-type="string">
            <text:p text:style-name="P24"><text:span text:style-name="T20">Enabled</text:span>:</text:p>
          </table:table-cell>
          <table:table-cell table:style-name="Table16.B2" office:value-type="string">
            <text:p text:style-name="P33">Always</text:p>
          </table:table-cell>
          <table:table-cell table:style-name="Table16.C2" office:value-type="string">
            <text:p text:style-name="P31"/>
          </table:table-cell>
        </table:table-row>
        <table:table-row>
          <table:table-cell table:style-name="Table16.A3" office:value-type="string">
            <text:p text:style-name="P24">Disabled:</text:p>
          </table:table-cell>
          <table:table-cell table:style-name="Table16.B3" office:value-type="string">
            <text:p text:style-name="P33">Newer</text:p>
          </table:table-cell>
          <table:table-cell table:style-name="Table16.C3" office:value-type="string">
            <text:p text:style-name="P31"/>
          </table:table-cell>
        </table:table-row>
        <table:table-row>
          <table:table-cell table:style-name="Table16.A3" office:value-type="string">
            <text:p text:style-name="P24">Press:</text:p>
          </table:table-cell>
          <table:table-cell table:style-name="Table16.B3" office:value-type="string">
            <text:p text:style-name="P33">Activates the tree control</text:p>
          </table:table-cell>
          <table:table-cell table:style-name="Table16.C3" office:value-type="string">
            <text:p text:style-name="P31"/>
          </table:table-cell>
        </table:table-row>
        <table:table-row>
          <table:table-cell table:style-name="Table16.A3" office:value-type="string">
            <text:p text:style-name="P24">Button Label:</text:p>
          </table:table-cell>
          <table:table-cell table:style-name="Table16.B3" office:value-type="string">
            <text:p text:style-name="P34">Tree Control</text:p>
          </table:table-cell>
          <table:table-cell table:style-name="Table16.C3" office:value-type="string">
            <text:p text:style-name="P31">EN-US</text:p>
          </table:table-cell>
        </table:table-row>
      </table:table>
      <text:p text:style-name="P10"/>
      <text:h text:style-name="Heading_20_2" text:outline-level="2">Tree Control Properties</text:h>
      <text:p text:style-name="Text_20_body">The following properties are taken from the IDL description:</text:p>
      <text:list text:style-name="L9">
        <text:list-item>
          <text:p text:style-name="P55">Resource RID_RSC_ENUM_SELECTION_TYPE</text:p>
          <text:list>
            <text:list-item>
              <text:p text:style-name="P55">NONE</text:p>
            </text:list-item>
            <text:list-item>
              <text:p text:style-name="P55">SINGLE</text:p>
            </text:list-item>
            <text:list-item>
              <text:p text:style-name="P55">MULTI</text:p>
            </text:list-item>
            <text:list-item>
              <text:p text:style-name="P55">RANGE</text:p>
            </text:list-item>
          </text:list>
        </text:list-item>
        <text:list-item>
          <text:p text:style-name="P55">RID_STR_SELECTION_TYPE</text:p>
          <text:list>
            <text:list-item>
              <text:p text:style-name="P55">Selection type</text:p>
            </text:list-item>
          </text:list>
        </text:list-item>
        <text:list-item>
          <text:p text:style-name="P55">String RID_STR_ROOT_DISPLAYED</text:p>
          <text:list>
            <text:list-item>
              <text:p text:style-name="P55">Root displayed</text:p>
            </text:list-item>
          </text:list>
        </text:list-item>
        <text:list-item>
          <text:p text:style-name="P55">String RID_STR_SHOWS_HANDLES</text:p>
          <text:list>
            <text:list-item>
              <text:p text:style-name="P55">Show handles</text:p>
            </text:list-item>
          </text:list>
        </text:list-item>
        <text:list-item>
          <text:p text:style-name="P55">String RID_STR_SHOWS_ROOT_HANDLES</text:p>
          <text:list>
            <text:list-item>
              <text:p text:style-name="P55">Show root handles</text:p>
            </text:list-item>
          </text:list>
        </text:list-item>
        <text:list-item>
          <text:p text:style-name="P55">String RID_STR_EDITABLE</text:p>
          <text:list>
            <text:list-item>
              <text:p text:style-name="P55">Editable</text:p>
            </text:list-item>
          </text:list>
        </text:list-item>
        <text:list-item>
          <text:p text:style-name="P55">String RID_STR_INVOKES_STOP_NOT_EDITING</text:p>
          <text:list>
            <text:list-item>
              <text:p text:style-name="P55">Invokes stop not editing</text:p>
            </text:list-item>
          </text:list>
        </text:list-item>
        <text:list-item>
          <text:p text:style-name="P55">String RID_STR_ROW_HEIGHT</text:p>
          <text:list>
            <text:list-item>
              <text:p text:style-name="P55">Row height</text:p>
            </text:list-item>
          </text:list>
        </text:list-item>
      </text:list>
      <text:h text:style-name="Heading_20_2" text:outline-level="2">Tree Control Properties</text:h>
      <text:p text:style-name="Text_20_body">The following description is taken from the SRC file:</text:p>
      <text:list text:style-name="L10">
        <text:list-item>
          <text:p text:style-name="P74">service TreeControlModel</text:p>
          <text:list>
            <text:list-header>
              <text:p text:style-name="P74">specifies the standard model of an &lt;type</text:p>
              <text:p text:style-name="P74">scope="com::sun::star::awt"&gt;UnoControl&lt;/type&gt;.</text:p>
            </text:list-header>
          </text:list>
        </text:list-item>
        <text:list-item>
          <text:p text:style-name="P74">service ::com::sun::star::awt::UnoControlModel;</text:p>
          <text:list>
            <text:list-header>
              <text:p text:style-name="P74">Specifies the selection mode that is enabled for this tree.</text:p>
              <text:p text:style-name="P74">The default value is &lt;member scope="com::sun::star::view"&gt;SelectionType::NONE&lt;/type&gt;</text:p>
            </text:list-header>
          </text:list>
        </text:list-item>
        <text:list-item>
          <text:p text:style-name="P74">[property] ::com::sun::star::view::SelectionType SelectionType;</text:p>
          <text:list>
            <text:list-header>
              <text:p text:style-name="P74">Specifies the &lt;type&gt;XTreeDataModel&lt;/type&gt; that is providing the hierarchical data.</text:p>
              <text:p text:style-name="P74">You can implement your own instance of XTreeDataModel or use the MutableTreeDataModel&lt;/type&gt;.</text:p>
            </text:list-header>
          </text:list>
        </text:list-item>
        <text:list-item>
          <text:p text:style-name="P74">[property] XTreeDataModel DataModel;</text:p>
          <text:list>
            <text:list-header>
              <text:p text:style-name="P74">Specifies if the root node of the tree is displayed.</text:p>
              <text:p text:style-name="P74">If RootDisplayed is set to &lt;FALSE/&gt;, the root node of <text:s/>a model is no longer a valid node for the &lt;type&gt;XTreeControl&lt;/type&gt; and can't be used</text:p>
              <text:p text:style-name="P74">with any method of </text:p>
              <text:p text:style-name="P74">&lt;type&gt;XTreeControl&lt;/type&gt;.</text:p>
              <text:p text:style-name="P74">The default value is &lt;TRUE/&gt;</text:p>
            </text:list-header>
          </text:list>
        </text:list-item>
        <text:list-item>
          <text:p text:style-name="P74">[property] boolean RootDisplayed;</text:p>
          <text:list>
            <text:list-header>
              <text:p text:style-name="P74">Specifies whether the node handles should be displayed.</text:p>
              <text:p text:style-name="P74">The handles are doted lines that visualize the tree like <text:s/>hierarchy</text:p>
              <text:p text:style-name="P74">The default value is &lt;TRUE/&gt;</text:p>
            </text:list-header>
          </text:list>
        </text:list-item>
        <text:list-item>
          <text:p text:style-name="P74">[property] boolean ShowsHandles;</text:p>
          <text:list>
            <text:list-header>
              <text:p text:style-name="P74">Specifies whether the node handles should also be displayed at root level.</text:p>
              <text:p text:style-name="P74">The default value is &lt;TRUE/&gt;</text:p>
            </text:list-header>
          </text:list>
        </text:list-item>
        <text:list-item>
          <text:p text:style-name="P74">[property] boolean ShowsRootHandles;</text:p>
          <text:list>
            <text:list-header>
              <text:p text:style-name="P74">Specifies the height of each row, in pixels.</text:p>
              <text:p text:style-name="P74"><text:tab/>&lt;p&gt;If the specified value is less than or equal to zero, the row height <text:s/>is the maximum height of all rows.</text:p>
              <text:p text:style-name="P74">The default value is 0</text:p>
            </text:list-header>
          </text:list>
        </text:list-item>
        <text:list-item>
          <text:p text:style-name="P74"><text:tab/>[property] long RowHeight;</text:p>
          <text:list>
            <text:list-header>
              <text:p text:style-name="P74">Specifies whether the nodes of the tree are editable.</text:p>
              <text:p text:style-name="P74">The default value is &lt;FALSE/&gt;</text:p>
              <text:p text:style-name="P74"><text:s/>@see XtreeControl::startEditingAtNode()</text:p>
              <text:p text:style-name="P74"><text:tab/>@see XtreeEditListener</text:p>
            </text:list-header>
          </text:list>
        </text:list-item>
        <text:list-item>
          <text:p text:style-name="P74">[property] boolean Editable; <text:s/></text:p>
          <text:list>
            <text:list-header>
              <text:p text:style-name="P74">Specifies what happens when editing is interrupted by selecting <text:s/>another node in the tree, a change in the tree's data, or by some other means.</text:p>
              <text:p text:style-name="P74"><text:tab/>&lt;p&gt;Setting this property to &lt;TRUE/&gt; causes the changes to be <text:s/>automatically saved when editing is interrupted. &lt;FALSE/&gt; means that editing is canceled and changes <text:s/>are lost.</text:p>
              <text:p text:style-name="P74">The default value is &lt;FALSE/&gt;</text:p>
            </text:list-header>
          </text:list>
        </text:list-item>
        <text:list-item>
          <text:p text:style-name="P74">[property] boolean InvokesStopNodeEditing;</text:p>
        </text:list-item>
      </text:list>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122">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2">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2">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2">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22">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2"><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122"><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122">Is each UI element specified in detail (e.g. default values, input and output ranges, interactions and possible relations to other UI elements and parts of the UI)?</text:p>
          </text:list-item>
          <text:list-item>
            <text:p text:style-name="P122">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131">Is the specification clear enough to the intended readership for being implemented,<text:line-break/>being tested and for being documented?</text:p>
          </text:list-item>
          <text:list-item>
            <text:p text:style-name="P131">Are you using quantifiable statements instead of interpretable generalities? For instance: Have you avoided to use terms like <text:span text:style-name="T19">“more”, “most”, “less”, “easy”, “improve”, “enhanced”, “better”?</text:span></text:p>
          </text:list-item>
          <text:list-item>
            <text:p text:style-name="P13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134">A caption providing a figure number and a short description of what is displayed in the mock-up.</text:p>
          </text:list-item>
        </text:list>
        <text:p text:style-name="P13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44"><text:placeholder text:placeholder-type="text">&lt;Label&gt;</text:placeholder>” - CheckBox Properties</text:p>
                </text:list-item>
              </text:list>
            </table:table-cell>
            <table:covered-table-cell/>
            <table:table-cell table:style-name="Table5.C1" office:value-type="string">
              <text:p text:style-name="P29">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3"><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3"><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1">Checked:</text:p>
            </table:table-cell>
            <table:table-cell table:style-name="Table5.B3" office:value-type="string">
              <text:p text:style-name="P33"><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1">Other:</text:p>
            </table:table-cell>
            <table:table-cell table:style-name="Table5.B3" office:value-type="string">
              <text:p text:style-name="P33"><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4"><text:placeholder text:placeholder-type="text">&lt;EN-US&gt;</text:placeholder></text:p>
                  </table:table-cell>
                  <table:table-cell table:style-name="Table5.C3" office:value-type="string">
                    <text:p text:style-name="P31">EN-US</text:p>
                  </table:table-cell>
                </table:table-row>
                <table:table-row>
                  <table:table-cell table:style-name="Table5.B3" office:value-type="string">
                    <text:p text:style-name="P34"><text:placeholder text:placeholder-type="text">&lt;Additional Language (Optional)&gt;</text:placeholder></text:p>
                  </table:table-cell>
                  <table:table-cell table:style-name="Table5.C3" office:value-type="string">
                    <text:p text:style-name="P31">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2"><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0">“Insert Footnote” Dialog Properties</text:p>
                  </text:list-item>
                </text:list>
              </table:table-cell>
              <table:covered-table-cell/>
              <table:table-cell table:style-name="Table7.A1" office:value-type="string">
                <text:p text:style-name="P30">Comment</text:p>
              </table:table-cell>
            </table:table-row>
            <table:table-row>
              <table:table-cell table:style-name="Table7.A2" office:value-type="string">
                <text:p text:style-name="P41">State:</text:p>
              </table:table-cell>
              <table:table-cell table:style-name="Table7.B2" office:value-type="string">
                <text:p text:style-name="P33">Modal</text:p>
              </table:table-cell>
              <table:table-cell table:style-name="Table7.C2" office:value-type="string">
                <text:p text:style-name="P31"/>
              </table:table-cell>
            </table:table-row>
            <table:table-row>
              <table:table-cell table:style-name="Table7.A3" office:value-type="string">
                <text:p text:style-name="P24">Type:</text:p>
              </table:table-cell>
              <table:table-cell table:style-name="Table7.B3" office:value-type="string">
                <text:p text:style-name="P33">Dialog</text:p>
              </table:table-cell>
              <table:table-cell table:style-name="Table7.C3" office:value-type="string">
                <text:p text:style-name="P35"/>
              </table:table-cell>
            </table:table-row>
            <table:table-row>
              <table:table-cell table:style-name="Table7.A3" office:value-type="string">
                <text:p text:style-name="P41">Closable:</text:p>
              </table:table-cell>
              <table:table-cell table:style-name="Table7.B3" office:value-type="string">
                <text:p text:style-name="P33">Yes</text:p>
              </table:table-cell>
              <table:table-cell table:style-name="Table7.C3" office:value-type="string">
                <text:p text:style-name="P35"/>
              </table:table-cell>
            </table:table-row>
            <table:table-row>
              <table:table-cell table:style-name="Table7.A3" office:value-type="string">
                <text:p text:style-name="P41">Resizable:</text:p>
              </table:table-cell>
              <table:table-cell table:style-name="Table7.B3" office:value-type="string">
                <text:p text:style-name="P33">No</text:p>
              </table:table-cell>
              <table:table-cell table:style-name="Table7.C3" office:value-type="string">
                <text:p text:style-name="P35"/>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7"><text:span text:style-name="T21">Insert </text:span><text:span text:style-name="T22">Footnote</text:span></text:p>
                    </table:table-cell>
                    <table:table-cell table:style-name="Table7.C3" office:value-type="string">
                      <text:p text:style-name="P35">EN-US</text:p>
                    </table:table-cell>
                  </table:table-row>
                  <table:table-row>
                    <table:table-cell table:style-name="Table7.B3" office:value-type="string">
                      <text:p text:style-name="P38">Fußnote Einfügen</text:p>
                    </table:table-cell>
                    <table:table-cell table:style-name="Table7.C3" office:value-type="string">
                      <text:p text:style-name="P35">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4">“Numbering” Label Properties</text:p>
                  </text:list-item>
                </text:list>
              </table:table-cell>
              <table:covered-table-cell/>
              <table:table-cell table:style-name="Table9.C1" office:value-type="string">
                <text:p text:style-name="P29">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4">Numbering</text:p>
                    </table:table-cell>
                    <table:table-cell table:style-name="Table9.B2.2.1" office:value-type="string">
                      <text:p text:style-name="P35">EN-US</text:p>
                    </table:table-cell>
                  </table:table-row>
                  <table:table-row>
                    <table:table-cell table:style-name="Table9.B2.1.2" office:value-type="string">
                      <text:p text:style-name="P34">Nummerierung</text:p>
                    </table:table-cell>
                    <table:table-cell table:style-name="Table9.B2.2.2" office:value-type="string">
                      <text:p text:style-name="P35">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4">“Automatic” - Radio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41">Selected:</text:p>
              </table:table-cell>
              <table:table-cell table:style-name="Table10.B2" office:value-type="string">
                <text:p text:style-name="P33">By default, disable if <text:span text:style-name="T10">#4 </text:span>is selected</text:p>
              </table:table-cell>
              <table:table-cell table:style-name="Table10.C2" office:value-type="string">
                <text:p text:style-name="P33"/>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4">~Automatic</text:p>
                    </table:table-cell>
                    <table:table-cell table:style-name="Table10.B3.2.1" office:value-type="string">
                      <text:p text:style-name="P35">EN-US</text:p>
                    </table:table-cell>
                  </table:table-row>
                  <table:table-row>
                    <table:table-cell table:style-name="Table10.B3.1.1" office:value-type="string">
                      <text:p text:style-name="P34">~Automatisch</text:p>
                    </table:table-cell>
                    <table:table-cell table:style-name="Table10.B3.2.1" office:value-type="string">
                      <text:p text:style-name="P35">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4">“Character” - RadioButton Properties</text:p>
                  </text:list-item>
                </text:list>
              </table:table-cell>
              <table:covered-table-cell/>
              <table:table-cell table:style-name="Table13.A1" office:value-type="string">
                <text:p text:style-name="P29">Comment</text:p>
              </table:table-cell>
            </table:table-row>
            <table:table-row table:style-name="Table13.2">
              <table:table-cell table:style-name="Table13.A2" office:value-type="string">
                <text:p text:style-name="P41">Selected:</text:p>
              </table:table-cell>
              <table:table-cell table:style-name="Table13.B2" office:value-type="string">
                <text:p text:style-name="P40">Not by default; select if <text:span text:style-name="T10">#3</text:span> is disabled; select if <text:span text:style-name="T10">#5</text:span> is focussed</text:p>
              </table:table-cell>
              <table:table-cell table:style-name="Table13.C2" office:value-type="string">
                <text:p text:style-name="P33"/>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8">~Character</text:p>
                    </table:table-cell>
                    <table:table-cell table:style-name="Table13.B3.2.1" office:value-type="string">
                      <text:p text:style-name="P35">EN-US</text:p>
                    </table:table-cell>
                  </table:table-row>
                  <table:table-row>
                    <table:table-cell table:style-name="Table13.B3.1.1" office:value-type="string">
                      <text:p text:style-name="P39">~Zeichen</text:p>
                    </table:table-cell>
                    <table:table-cell table:style-name="Table13.B3.2.1" office:value-type="string">
                      <text:p text:style-name="P35">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4">“NAME” - TextField <text:s/>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18">Enabled:</text:p>
              </table:table-cell>
              <table:table-cell table:style-name="Table14.B2" office:value-type="string">
                <text:p text:style-name="P33">By default</text:p>
              </table:table-cell>
              <table:table-cell table:style-name="Table14.C2" office:value-type="string">
                <text:p text:style-name="P33"/>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4">N/A</text:p>
                    </table:table-cell>
                    <table:table-cell table:style-name="Table14.B3.2.1" office:value-type="string">
                      <text:p text:style-name="P35"/>
                    </table:table-cell>
                  </table:table-row>
                  <table:table-row>
                    <table:table-cell table:style-name="Table14.B3.1.1" office:value-type="string">
                      <text:p text:style-name="P34">N/A</text:p>
                    </table:table-cell>
                    <table:table-cell table:style-name="Table14.B3.2.1" office:value-type="string">
                      <text:p text:style-name="P35"/>
                    </table:table-cell>
                  </table:table-row>
                </table:table>
              </table:table-cell>
              <table:covered-table-cell/>
            </table:table-row>
          </table:table>
          <text:p text:style-name="P32"/>
          <text:p text:style-name="P10"/>
          <text:p text:style-name="P14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52">Did I specify the incompatible or removed configuration settings?</text:p>
          </text:list-item>
          <text:list-item>
            <text:p text:style-name="P52">Did I specify all newly needed, or removed files, modules?</text:p>
          </text:list-item>
          <text:list-item>
            <text:p text:style-name="P52">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111">Did I state the default, where setting has to be stored (configuration path)?</text:p>
          </text:list-item>
          <text:list-item>
            <text:p text:style-name="P111">Did I specify which data type it is?</text:p>
          </text:list-item>
          <text:list-item>
            <text:p text:style-name="P111">Did I specify when the setting is activate (restart of application, for all new documents/windows after the change, or also for all opened documents/windows)</text:p>
          </text:list-item>
          <text:list-item>
            <text:p text:style-name="P111">If it is a new / incompatible setting did I specify a migration path?</text:p>
          </text:list-item>
        </text:list>
        <text:p text:style-name="P4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8">
          <text:list-item>
            <text:p text:style-name="P115">which elements, attributes or/and properties are affected,</text:p>
          </text:list-item>
          <text:list-item>
            <text:p text:style-name="P115">how it will affect older revisions of the file format </text:p>
          </text:list-item>
          <text:list-item>
            <text:p text:style-name="P115">Export/Import-transformation to older revisions, if incompatible changes are needed</text:p>
          </text:list-item>
        </text:list>
        <text:p text:style-name="P4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Write initial specification</text:p>
          </table:table-cell>
          <table:table-cell table:style-name="Table24.A2" office:value-type="string">
            <text:p text:style-name="P23">FL</text:p>
          </table:table-cell>
          <table:table-cell table:style-name="Table24.D2" office:value-type="string">
            <text:p text:style-name="Table_20_Contents">June 28, 2007</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New Tree Control in IDE</text:p>
      </style:header>
      <style:footer>
        <text:p text:style-name="P2"><text:span text:style-name="T1">http://specs.openoffice.org/appwide/dialog_ide/New_Tree_Control_in_IDE.odt</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6-28T11:30:40</meta:creation-date>
    <dc:creator>Frank Loehmann</dc:creator>
    <dc:date>2007-07-02T17:34:01</dc:date>
    <dc:language>en-US</dc:language>
    <meta:editing-cycles>15</meta:editing-cycles>
    <meta:editing-duration>PT6H5M54S</meta:editing-duration>
    <meta:user-defined meta:name="Info 1">version =2.0</meta:user-defined>
    <meta:user-defined meta:name="Info 2"/>
    <meta:user-defined meta:name="Info 3"/>
    <meta:user-defined meta:name="Info 4"/>
    <meta:document-statistic meta:table-count="18" meta:image-count="15" meta:object-count="0" meta:page-count="7" meta:paragraph-count="182" meta:word-count="706" meta:character-count="457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